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Text_20_body" style:list-style-name="L10">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P18" style:family="paragraph" style:parent-style-name="Text_20_body" style:list-style-name="L16">
      <style:paragraph-properties fo:margin-top="0in" fo:margin-bottom="0in"/>
    </style:style>
    <style:style style:name="P19" style:family="paragraph" style:parent-style-name="Text_20_body" style:list-style-name="L17">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ext_20_body" style:list-style-name="L21">
    </style:style>
    <style:style style:name="P24" style:family="paragraph" style:parent-style-name="Text_20_body" style:list-style-name="L22">
      <style:paragraph-properties fo:margin-top="0in" fo:margin-bottom="0in"/>
    </style:style>
    <style:style style:name="P25" style:family="paragraph" style:parent-style-name="Text_20_body" style:list-style-name="L23">
      <style:paragraph-properties fo:margin-top="0in" fo:margin-bottom="0in"/>
    </style:style>
    <style:style style:name="P26" style:family="paragraph" style:parent-style-name="Text_20_body" style:list-style-name="L24">
      <style:paragraph-properties fo:margin-top="0in" fo:margin-bottom="0in"/>
    </style:style>
    <style:style style:name="P27" style:family="paragraph" style:parent-style-name="Text_20_body" style:list-style-name="L25">
      <style:paragraph-properties fo:margin-top="0in" fo:margin-bottom="0in"/>
    </style:style>
    <style:style style:name="P28" style:family="paragraph" style:parent-style-name="Text_20_body" style:list-style-name="L26">
      <style:paragraph-properties fo:margin-top="0in" fo:margin-bottom="0in"/>
    </style:style>
    <style:style style:name="P29" style:family="paragraph" style:parent-style-name="Text_20_body" style:list-style-name="L27">
      <style:paragraph-properties fo:margin-top="0in" fo:margin-bottom="0in"/>
    </style:style>
    <style:style style:name="P30" style:family="paragraph" style:parent-style-name="Text_20_body" style:list-style-name="L28">
      <style:paragraph-properties fo:margin-top="0in" fo:margin-bottom="0in"/>
    </style:style>
    <style:style style:name="P31" style:family="paragraph" style:parent-style-name="Preformatted_20_Text">
    </style:style>
    <style:style style:name="P32" style:family="paragraph" style:parent-style-name="Text_20_body" style:list-style-name="L29">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h text:style-name="Heading_20_1" text:outline-level="1"><text:bookmark-start text:name="user-guide"/>User Guide<text:bookmark-end text:name="user-guide"/></text:h>
      <text:p text:style-name="First_20_paragraph">This guide explains how this resource is organized, how it is built, and how to maintain this resource.</text:p>
      <text:h text:style-name="Heading_20_2" text:outline-level="2"><text:bookmark-start text:name="resources-organization"/>Resources Organization<text:bookmark-end text:name="resources-organization"/></text:h>
      <text:p text:style-name="First_20_paragraph">The <text:a xlink:type="simple" xlink:href="https://github.com/csci-1301/csci-1301.github.io" office:name=""><text:span text:style-name="Definition">source code repository</text:span></text:a>’s main branch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Source_Text">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Source_Text">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Source_Text">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Source_Text">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Source_Text">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Source_Text">slides</text:span></text:p>
          </table:table-cell>
          <table:table-cell table:style-name="TableRowCell" office:value-type="string">
            <text:p text:style-name="Table_20_Contents">slides</text:p>
          </table:table-cell>
        </table:table-row>
        <table:table-row>
          <table:table-cell table:style-name="TableRowCell" office:value-type="string">
            <text:p text:style-name="Table_20_Contents"><text:span text:style-name="Source_Text">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Source_Text">vid</text:span></text:p>
          </table:table-cell>
          <table:table-cell table:style-name="TableRowCell" office:value-type="string">
            <text:p text:style-name="Table_20_Contents">video files</text:p>
          </table:table-cell>
        </table:table-row>
        <table:table-row>
          <table:table-cell table:style-name="TableRowCell" office:value-type="string">
            <text:p text:style-name="Table_20_Contents"><text:span text:style-name="Source_Text">index.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Source_Text">404.m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3" text:outline-level="3"><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2" text:outline-level="2"><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3" text:outline-level="3"><text:bookmark-start text:name="best-practices-for-all-forms-of-content"/>Best practices for all forms of content<text:bookmark-end text:name="best-practices-for-all-forms-of-content"/></text:h>
      <text:h text:style-name="Heading_20_4" text:outline-level="4"><text:bookmark-start text:name="inclusivity"/>Inclusivity<text:bookmark-end text:name="inclusivity"/></text:h>
      <text:p text:style-name="First_20_paragraph">Follow the <text:a xlink:type="simple" xlink:href="https://itconnect.uw.edu/guides-by-topic/identity-diversity-inclusion/inclusive-language-guide/" office:name=""><text:span text:style-name="Definition">IT Inclusive Language Guide</text:span></text:a> from the University of Washington:</text:p>
      <text:p text:style-name="P3">use gender-neutral terms; avoid ableist language; focus on people not disabilities or circumstances; avoid generalizations about people, regions, cultures and countries; and avoid slang, idioms, metaphors and other words with layers of meaning and a negative history.</text:p>
      <text:h text:style-name="Heading_20_4" text:outline-level="4"><text:bookmark-start text:name="structure-for-accessibility"/>Structure for accessibility<text:bookmark-end text:name="structure-for-accessibility"/></text:h>
      <text:list text:style-name="L3">
        <text:list-item>
          <text:p text:style-name="P4">All resources are titled</text:p>
          <text:list text:style-name="L4">
            <text:list-item>
              <text:p text:style-name="P5">title each markdown document: either in head meta or in markdown syntax, depending on resource type</text:p>
            </text:list-item>
            <text:list-item>
              <text:p text:style-name="P5">use subtitles when appropriate</text:p>
            </text:list-item>
            <text:list-item>
              <text:p text:style-name="P5">title all images with a descriptive title and add an alt-tag</text:p>
            </text:list-item>
            <text:list-item>
              <text:p text:style-name="P5">title all code blocks in labs and lecture notes<text:line-break/></text:p>
            </text:list-item>
          </text:list>
        </text:list-item>
        <text:list-item>
          <text:p text:style-name="P4">All resources are labelled when applicable</text:p>
          <text:list text:style-name="L5">
            <text:list-item>
              <text:p text:style-name="P6">at minimum list prerequisites and security-related aspects</text:p>
            </text:list-item>
            <text:list-item>
              <text:p text:style-name="P6">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7"><text:a xlink:type="simple" xlink:href="https://alg.manifoldapp.org/projects/oer-accessibility-series-and-rubric" office:name=""><text:span text:style-name="Definition">Affordable Learning Georgia’s guide</text:span></text:a></text:p>
        </text:list-item>
        <text:list-item>
          <text:p text:style-name="P7"><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7"><text:a xlink:type="simple" xlink:href="https://docs.google.com/document/d/16Ri1XgaXiGx28ooO-zRvYPraV3Aq3F5ZNJYbVDGVnEA/edit?ts=57b4c82d#" office:name=""><text:span text:style-name="Definition">UWG Accessibility Services’s guide</text:span></text:a></text:p>
        </text:list-item>
        <text:list-item>
          <text:p text:style-name="P7"><text:a xlink:type="simple" xlink:href="https://accessibility.psu.edu/images/" office:name=""><text:span text:style-name="Definition">Penn State’s recommendations for alternative text and complex images.</text:span></text:a><text:line-break/></text:p>
        </text:list-item>
        <text:list-item>
          <text:p text:style-name="P7"><text:a xlink:type="simple" xlink:href="https://webaim.org/resources/contrastchecker/" office:name=""><text:span text:style-name="Definition">WebAim Color Contrast Checker</text:span></text:a></text:p>
        </text:list-item>
        <text:list-item>
          <text:p text:style-name="P7"><text:a xlink:type="simple" xlink:href="https://webaim.org/" office:name=""><text:span text:style-name="Definition">WebAIM (Web Accessibility In Mind)</text:span></text:a></text:p>
        </text:list-item>
      </text:list>
      <text:h text:style-name="Heading_20_4" text:outline-level="4"><text:bookmark-start text:name="markdown"/>Markdown<text:bookmark-end text:name="markdown"/></text:h>
      <text:list text:style-name="L7">
        <text:list-item>
          <text:p text:style-name="P8">text documents are written in readme files using standard markdown syntax</text:p>
        </text:list-item>
        <text:list-item>
          <text:p text:style-name="P8">we will use a convention of always naming such files <text:span text:style-name="Source_Text">readme.md</text:span> (lowercase)</text:p>
        </text:list-item>
      </text:list>
      <text:h text:style-name="Heading_20_4" text:outline-level="4"><text:bookmark-start text:name="images"/>Images<text:bookmark-end text:name="images"/></text:h>
      <text:list text:style-name="L8">
        <text:list-item>
          <text:p text:style-name="P9">Explain the image in written form.</text:p>
        </text:list-item>
        <text:list-item>
          <text:p text:style-name="P9">Title each image, this will create a URL for the image and enables linking to it.</text:p>
        </text:list-item>
        <text:list-item>
          <text:p text:style-name="P9">Always include a descriptive alt tag for accessibility.</text:p>
        </text:list-item>
        <text:list-item>
          <text:p text:style-name="P9"><text:a xlink:type="simple" xlink:href="https://www.wikiwand.com/en/Color_blindness" office:name=""><text:span text:style-name="Definition">Do not rely on everyone seeing colors the same way</text:span></text:a>.</text:p>
        </text:list-item>
        <text:list-item>
          <text:p text:style-name="P9">Prefer scalable vector images.</text:p>
        </text:list-item>
        <text:list-item>
          <text:p text:style-name="P9">Store images in the repository in <text:span text:style-name="Source_Text">img</text:span> directory</text:p>
          <text:list text:style-name="L9">
            <text:list-item>
              <text:p text:style-name="P10">When referring to images in markdown, use path from root, see example below</text:p>
            </text:list-item>
            <text:list-item>
              <text:p text:style-name="P10">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1">!["image of visual studio IDE"](./img/vs_ide.jpg){ width=80% }</text:p>
      <text:p text:style-name="First_20_paragraph">The <text:span text:style-name="Source_Text">{ width=80% }</text:span> attribute is optional.</text:p>
      <text:h text:style-name="Heading_20_4" text:outline-level="4"><text:bookmark-start text:name="source-code"/>Source code<text:bookmark-end text:name="source-code"/></text:h>
      <text:list text:style-name="L10">
        <text:list-item>
          <text:p text:style-name="P12">source code programs belong <text:span text:style-name="T2">primarily</text:span> in <text:span text:style-name="Source_Text">code</text:span> directory</text:p>
          <text:list text:style-name="L11">
            <text:list-item>
              <text:p text:style-name="P13">the code included in this directory should be a complete program</text:p>
            </text:list-item>
            <text:list-item>
              <text:p text:style-name="P13">the program should compile and terminate</text:p>
            </text:list-item>
            <text:list-item>
              <text:p text:style-name="P13">source code that is faulty, partial, or does not terminate can be included in markdown as inline code block</text:p>
            </text:list-item>
            <text:list-item>
              <text:p text:style-name="P13">we can automatically check these code snippets for syntactical correctness if these guidelines are followed</text:p>
            </text:list-item>
          </text:list>
        </text:list-item>
        <text:list-item>
          <text:p text:style-name="P12">code snippet can be included in markdown documents using pandoc-include filter:</text:p>
        </text:list-item>
        <text:list-item>
          <text:p text:style-name="P12">Title each source code block included in markdown, this will create a URL for the code block and enables linking to it.</text:p>
        </text:list-item>
        <text:list-item>
          <text:p text:style-name="P12">code blocks are by default annotated as <text:span text:style-name="Source_Text">csharp</text:span></text:p>
          <text:list text:style-name="L12">
            <text:list-item>
              <text:p text:style-name="P14">syntax highlighting is applied automatically at build time based on the code block language</text:p>
            </text:list-item>
            <text:list-item>
              <text:p text:style-name="P14">to use a language other than C#, specify the language locally in the specific code block:</text:p>
            </text:list-item>
          </text:list>
        </text:list-item>
        <text:list-item>
          <text:p text:style-name="P12">only include code in text form such that it can be copy-pasted for reuse</text:p>
        </text:list-item>
        <text:list-item>
          <text:p text:style-name="P12">make sure to include blank lines before and after code blocks, since the absence of these can cause the code block to display incorrectly.</text:p>
        </text:list-item>
      </text:list>
      <text:h text:style-name="Heading_20_3" text:outline-level="3"><text:bookmark-start text:name="creating-new-lectures"/>Creating new lectures<text:bookmark-end text:name="creating-new-lectures"/></text:h>
      <text:p text:style-name="First_20_paragraph">All lecture notes are under <text:span text:style-name="Source_Text">lectures</text:span> directory. This directory also contains an index indicating the related labs and prerequisites for each lecture.</text:p>
      <text:p text:style-name="Text_20_body">To create a new lecture, e.g. <text:span text:style-name="Source_Text">lecture xyz</text:span>:</text:p>
      <text:list text:style-name="L13">
        <text:list-item>
          <text:p text:style-name="P15">Create a directory called <text:span text:style-name="Source_Text">NNN_lecture_xyz</text:span> under <text:span text:style-name="Source_Text">lectures</text:span> directory</text:p>
          <text:list text:style-name="L14">
            <text:list-item>
              <text:p text:style-name="P16">Follow the existing pattern for naming convention which is lowercase and separation by underscores.</text:p>
            </text:list-item>
            <text:list-item>
              <text:p text:style-name="P16">The numbers <text:span text:style-name="Source_Text">NNN</text:span> tell pandoc how to order book content. Use leading zero and increments of 10.</text:p>
            </text:list-item>
            <text:list-item>
              <text:p text:style-name="P16">Choose this number based on where in the book the new lecture should appear.</text:p>
            </text:list-item>
          </text:list>
        </text:list-item>
        <text:list-item>
          <text:p text:style-name="P15">under the new directory, create a file <text:span text:style-name="Source_Text">readme.md</text:span> (lowercase). Write lecture notes in this file using markdown.</text:p>
          <text:list text:style-name="L15">
            <text:list-item>
              <text:p text:style-name="P17">We use filename <text:span text:style-name="Source_Text">readme.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8">Check that after committing changes, the automated build has completed successfully</text:p>
        </text:list-item>
        <text:list-item>
          <text:p text:style-name="P18">The newly created lecture is immediately under <text:span text:style-name="Source_Text">lectures/</text:span> directory</text:p>
        </text:list-item>
        <text:list-item>
          <text:p text:style-name="P18">The <text:span text:style-name="Source_Text">readme.md</text:span> exists</text:p>
        </text:list-item>
        <text:list-item>
          <text:p text:style-name="P18">In <text:span text:style-name="Source_Text">gh-pages</text:span> branch, ensure the book is generated</text:p>
        </text:list-item>
        <text:list-item>
          <text:p text:style-name="P18">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empty spaces between individual files. This may cause the subsequent lecture title to not appear in the generated book. For this reason, each lecture file should end with a newline.</text:p>
      <text:h text:style-name="Heading_20_3" text:outline-level="3"><text:bookmark-start text:name="creating-new-labs"/>Creating new labs<text:bookmark-end text:name="creating-new-labs"/></text:h>
      <text:p text:style-name="First_20_paragraph">All lab resources are located under <text:span text:style-name="Source_Text">labs</text:span> directory. At build time these labs are compiled into instructions in various document formats with an optional, accompanying source code solution.</text:p>
      <text:list text:style-name="L17">
        <text:list-item>
          <text:p text:style-name="P19">Choose a short and unique name that describes the lab (say, <text:span text:style-name="Source_Text">StringMethods</text:span>)</text:p>
          <text:list text:style-name="L18">
            <text:list-item>
              <text:p text:style-name="P20">follow the existing convention for naming</text:p>
            </text:list-item>
            <text:list-item>
              <text:p text:style-name="P20">do not number labs or make assumptions about numbering because another instructor may not follow the exact same lab order</text:p>
            </text:list-item>
          </text:list>
        </text:list-item>
        <text:list-item>
          <text:p text:style-name="P19">Create a <text:span text:style-name="Source_Text">labs/StringMethods.md</text:span> file</text:p>
          <text:list text:style-name="L19">
            <text:list-item>
              <text:p text:style-name="P21">write lab instructions in this file. You should include meta data, at minimum a title</text:p>
            </text:list-item>
            <text:list-item>
              <text:p text:style-name="P21">make the lab standalone to support alternative ordering (avoid assumptions about what was done “last time”)</text:p>
            </text:list-item>
            <text:list-item>
              <text:p text:style-name="P21">do not make assumptions about student using specific OS, include instructions for all supported options (Windows, MacOS, Linux)</text:p>
            </text:list-item>
            <text:list-item>
              <text:p text:style-name="P21">do not make assumptions about student using Visual Studio, refer to IDE instead</text:p>
            </text:list-item>
          </text:list>
        </text:list-item>
        <text:list-item>
          <text:p text:style-name="P19">(optional) if you want to include starter code with the lab,</text:p>
          <text:list text:style-name="L20">
            <text:list-item>
              <text:p text:style-name="P22">go to <text:span text:style-name="Source_Text">code/projets</text:span>,</text:p>
            </text:list-item>
            <text:list-item>
              <text:p text:style-name="P22">create a subdirectory with the name of the solution you would like to use,</text:p>
            </text:list-item>
            <text:list-item>
              <text:p text:style-name="P22">create a subdirectory with the name of the project you would like to use,</text:p>
            </text:list-item>
            <text:list-item>
              <text:p text:style-name="P22">create a file called <text:span text:style-name="Source_Text">Program.cs</text:span> in <text:span text:style-name="Source_Text">code/projects/&lt;solution&gt;/&lt;project&gt;/Program.cs</text:span></text:p>
            </text:list-item>
            <text:list-item>
              <text:p text:style-name="P22">if you want to add additional classes, add them in <text:span text:style-name="Source_Text">code/projects/&lt;solution&gt;/&lt;project&gt;/&lt;Class&gt;.cs</text:span> files.</text:p>
            </text:list-item>
          </text:list>
          <text:p text:style-name="P19">Do <text:span text:style-name="T1">not</text:span> add solution (<text:span text:style-name="Source_Text">sln</text:span>) or project (<text:span text:style-name="Source_Text">csproj</text:span>) files: they will be created automatically using the project and solution’s name you specified, if multiple classes are present they will all be linked, and the resulting archive will be hosted in the lab’s folder as <text:span text:style-name="Source_Text">code/projects/&lt;solution&gt;.zip</text:span>.</text:p>
          <text:p text:style-name="P19">Note / known issue: when including multiple solutions, the basename should be different, for example: <text:span text:style-name="Source_Text">SomeLab</text:span> and <text:span text:style-name="Source_Text">Solution_SomeLab</text:span> (instead of <text:span text:style-name="Source_Text">SomeLabSolution</text:span>); to ensure solutions are packaged separately from one another.</text:p>
        </text:list-item>
        <text:list-item>
          <text:p text:style-name="P19">(<text:span text:style-name="T2">obsolete?</text:span>) Create an entry for the new lab in the table at <text:span text:style-name="Source_Text">labs/readme.md</text:span>. List all prerequisite labs and related lectures.</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2" text:outline-level="2"><text:bookmark-start text:name="content-labelling"/>Content Labelling<text:bookmark-end text:name="content-labelling"/></text:h>
      <text:p text:style-name="First_20_paragraph">(<text:span text:style-name="T2">obsolete?</text:span>)</text:p>
      <text:p text:style-name="Text_20_body">Course resources are labelled with emoji shortcodes or text labels.</text:p>
      <text:p text:style-name="Text_20_body">Each resource should, at minimum, list its prerequisites and security-related content.</text:p>
      <text:h text:style-name="Heading_20_3" text:outline-level="3"><text:bookmark-start text:name="labelling-with-shortcodes"/>Labelling with shortcodes<text:bookmark-end text:name="labelling-with-shortcodes"/></text:h>
      <text:p text:style-name="First_20_paragraph">Use emoji shortcodes to label following course resources</text:p>
      <text:p text:style-name="Text_20_body">Description | Shortcode | Icon |<text:line-break/>: | | |<text:line-break/>Security related aspects will be labelled as “security” | <text:span text:style-name="Source_Text">:shield:</text:span> | 🛡 |<text:line-break/>Optional parts will be labelled as “optional” | <text:span text:style-name="Source_Text">:question:</text:span> | ❓ |<text:line-break/>Elements to be incorporated in the future as “soon” | <text:span text:style-name="Source_Text">:soon:</text:span> | 🔜 |</text:p>
      <text:h text:style-name="Heading_20_3" text:outline-level="3"><text:bookmark-start text:name="labelling-using-text-labels"/>Labelling using text labels<text:bookmark-end text:name="labelling-using-text-labels"/></text:h>
      <text:list text:style-name="L21">
        <text:list-item>
          <text:p text:style-name="P23">Each resource will be labelled with prerequisites.</text:p>
          <text:p text:style-name="P23">This is a list of zero or more values. For zero prerequisites write <text:span text:style-name="Source_Text">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2" text:outline-level="2"><text:bookmark-start text:name="styling-and-templating"/>Styling and Templating<text:bookmark-end text:name="styling-and-templating"/></text:h>
      <text:p text:style-name="First_20_paragraph">Templating files are under <text:span text:style-name="Source_Text">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4"><text:span text:style-name="Source_Text">default-code-class.lua</text:span> - pandoc filter for annotating code blocks, configured to default to C#, which then allows applying syntax highlighting to all code block.</text:p>
        </text:list-item>
        <text:list-item>
          <text:p text:style-name="P24"><text:span text:style-name="Source_Text">templates/labs</text:span> - templates used for generating lab resources and associated pages</text:p>
        </text:list-item>
        <text:list-item>
          <text:p text:style-name="P24"><text:span text:style-name="Source_Text">templates/web</text:span> - templates for website and HTML format resources.</text:p>
        </text:list-item>
      </text:list>
      <text:h text:style-name="Heading_20_3" text:outline-level="3"><text:bookmark-start text:name="updating-docx-template"/>Updating docx template<text:bookmark-end text:name="updating-docx-template"/></text:h>
      <text:p text:style-name="First_20_paragraph">First, output the default template file:</text:p>
      <text:p text:style-name="Text_20_body"><text:span text:style-name="Source_Text">{bash} pandoc -o custom-reference.docx --print-default-data-file reference.docx</text:span></text:p>
      <text:p text:style-name="Text_20_body">Then, open <text:span text:style-name="Source_Text">reference.docx</text:span>, and, following loosely <text:a xlink:type="simple" xlink:href="https://support.microsoft.com/en-us/office/customize-or-create-new-styles-d38d6e47-f6fc-48eb-a607-1eb120dec563?ui=en-us&amp;rs=en-us&amp;ad=us" office:name=""><text:span text:style-name="Definition">this tutorial</text:span></text:a>, do:</text:p>
      <text:list text:style-name="L23">
        <text:list-item>
          <text:p text:style-name="P25">Click pretty much anywhere, and right-click on the highlighted style (displayed if you are under “Home”, you may need to scroll down the styles),</text:p>
        </text:list-item>
        <text:list-item>
          <text:p text:style-name="P25">Change the font for everything but the source code,</text:p>
        </text:list-item>
        <text:list-item>
          <text:p text:style-name="P25">Click on the “Block code”, then right-click on the highlighted style, and select the font for the source code,</text:p>
        </text:list-item>
        <text:list-item>
          <text:p text:style-name="P25">The font for “Verbatim Char” was also changed, but I am not sure if this has an impact,</text:p>
        </text:list-item>
        <text:list-item>
          <text:p text:style-name="P25"><text:a xlink:type="simple" xlink:href="https://support.microsoft.com/en-us/office/benefits-of-embedding-custom-fonts-cb3982aa-ea76-4323-b008-86670f222dbc" office:name=""><text:span text:style-name="Definition">Make sure the fonts are embedded</text:span></text:a>,</text:p>
        </text:list-item>
        <text:list-item>
          <text:p text:style-name="P25">Save and close the document.</text:p>
        </text:list-item>
      </text:list>
      <text:p text:style-name="First_20_paragraph">This was inspired by <text:a xlink:type="simple" xlink:href="https://stackoverflow.com/a/70513063" office:name=""><text:span text:style-name="Definition">this post</text:span></text:a> but does not seem to work properly :-/</text:p>
      <text:h text:style-name="Heading_20_3" text:outline-level="3"><text:bookmark-start text:name="updating-odt-template"/>Updating odt template<text:bookmark-end text:name="updating-odt-template"/></text:h>
      <text:p text:style-name="First_20_paragraph">First, output the default template file:</text:p>
      <text:p text:style-name="Text_20_body"><text:span text:style-name="Source_Text">{bash} pandoc -o custom-reference.odt --print-default-data-file reference.odt</text:span></text:p>
      <text:p text:style-name="Text_20_body">Then, open <text:span text:style-name="Source_Text">reference.odt</text:span>, and, following loosely <text:a xlink:type="simple" xlink:href="https://github.com/jgm/pandoc/wiki/Defining-custom-DOCX-styles-in-LibreOffice-(and-Word)#libreoffice" office:name=""><text:span text:style-name="Definition">this tutorial</text:span></text:a>, do:</text:p>
      <text:list text:style-name="L24">
        <text:list-item>
          <text:p text:style-name="P26">View -&gt; Styles</text:p>
        </text:list-item>
        <text:list-item>
          <text:p text:style-name="P26">Right-click on “Preformatted Text”, click on “Modify…”, and then select the desired font family for source code.</text:p>
        </text:list-item>
        <text:list-item>
          <text:p text:style-name="P26">In the dialog or sidebar which opens make sure the button in the top panel marked with ¶ is highlighted (it is very subtle).</text:p>
        </text:list-item>
        <text:list-item>
          <text:p text:style-name="P26">In the menu at the bottom of the dialog/sidebar choose Applied Styles. Only “Default Paragraph Style” and “Footer” should appear.</text:p>
        </text:list-item>
        <text:list-item>
          <text:p text:style-name="P26">Right-click on “Default Paragraph Style”, click on “Modify…”, and then select the desired font family for the rest of the text.</text:p>
        </text:list-item>
        <text:list-item>
          <text:p text:style-name="P26">Then, highlight the A next to ¶.</text:p>
        </text:list-item>
        <text:list-item>
          <text:p text:style-name="P26">Right-click on “Source_Text”, click on “Modify…”, and then select the desired font family for source code.</text:p>
        </text:list-item>
        <text:list-item>
          <text:p text:style-name="P26">File -&gt; Properties -&gt; Font tab, click on “Embed fonts in the document”.</text:p>
        </text:list-item>
        <text:list-item>
          <text:p text:style-name="P26">Save and close the document.</text:p>
        </text:list-item>
      </text:list>
      <text:h text:style-name="Heading_20_2" text:outline-level="2"><text:bookmark-start text:name="repository-maintenance"/>Repository Maintenance<text:bookmark-end text:name="repository-maintenance"/></text:h>
      <text:p text:style-name="First_20_paragraph">This repository uses following tools and technologies:</text:p>
      <text:list text:style-name="L25">
        <text:list-item>
          <text:p text:style-name="P27">git - version control</text:p>
        </text:list-item>
        <text:list-item>
          <text:p text:style-name="P27">Github - to make source code available on the web</text:p>
        </text:list-item>
        <text:list-item>
          <text:p text:style-name="P27">markdown, LaTeX - for writing the resources</text:p>
        </text:list-item>
        <text:list-item>
          <text:p text:style-name="P27">pandoc - for converting documents to various output formats</text:p>
        </text:list-item>
        <text:list-item>
          <text:p text:style-name="P27">make - for specifying how to build this resource</text:p>
        </text:list-item>
        <text:list-item>
          <text:p text:style-name="P27">github actions - to automatically build the resource</text:p>
        </text:list-item>
        <text:list-item>
          <text:p text:style-name="P27">github pages - to serve the accompanying website</text:p>
        </text:list-item>
        <text:list-item>
          <text:p text:style-name="P27">additional packages for specific tasks: texlive, Pygments, pandoc filters, <text:a xlink:type="simple" xlink:href="https://github.com/jgm/pandoc/issues/2104" office:name=""><text:span text:style-name="Definition">lua filter</text:span></text:a>, etc.</text:p>
        </text:list-item>
        <text:list-item>
          <text:p text:style-name="P27">fonts-symbola - to produce the emoji and other symbols in the pdf document.</text:p>
        </text:list-item>
        <text:list-item>
          <text:p text:style-name="P27"><text:a xlink:type="simple" xlink:href="https://utteranc.es/" office:name=""><text:span text:style-name="Definition">utteranc.es</text:span></text:a> - for feedback through website</text:p>
        </text:list-item>
        <text:list-item>
          <text:p text:style-name="P27"><text:a xlink:type="simple" xlink:href="https://github.com/belav/csharpier" office:name=""><text:span text:style-name="Definition">csharpier</text:span></text:a> - to tidy the C## source code</text:p>
        </text:list-item>
      </text:list>
      <text:h text:style-name="Heading_20_3" text:outline-level="3"><text:bookmark-start text:name="build-outputs"/>Build outputs<text:bookmark-end text:name="build-outputs"/></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3" text:outline-level="3"><text:bookmark-start text:name="github-actions"/>Github actions<text:bookmark-end text:name="github-actions"/></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Source_Text">gh-pages</text:span> represents the contents of the deployed website. It also allows maintainers to observe the generated build outputs.</text:p>
      <text:h text:style-name="Heading_20_3" text:outline-level="3"><text:bookmark-start text:name="creating-releases"/>Creating releases<text:bookmark-end text:name="creating-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6">
        <text:list-item>
          <text:p text:style-name="P28">Go to <text:a xlink:type="simple" xlink:href="https://github.com/csci-1301/csci-1301.github.io/releases" office:name=""><text:span text:style-name="Definition">repository releases</text:span></text:a></text:p>
        </text:list-item>
        <text:list-item>
          <text:p text:style-name="P28">Choose latest, which contains the files of the latest build</text:p>
        </text:list-item>
        <text:list-item>
          <text:p text:style-name="P28">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8">Enter release notes to explain what changed since last release</text:p>
        </text:list-item>
        <text:list-item>
          <text:p text:style-name="P28">Uncheck “This is a pre-release”</text:p>
        </text:list-item>
        <text:list-item>
          <text:p text:style-name="P28">Check “Set as the latest release”</text:p>
        </text:list-item>
        <text:list-item>
          <text:p text:style-name="P28">Update release</text:p>
        </text:list-item>
      </text:list>
      <text:p text:style-name="First_20_paragraph">Following these steps will generate a new, versioned release. The versioned releases will be manually uploaded to and archived on galileo.</text:p>
      <text:p text:style-name="Text_20_body">Once this is done, remember to create the next pre-release:</text:p>
      <text:list text:style-name="L27">
        <text:list-item>
          <text:p text:style-name="P29">Go to <text:a xlink:type="simple" xlink:href="https://github.com/csci-1301/csci-1301.github.io/releases" office:name=""><text:span text:style-name="Definition">the repository releases</text:span></text:a>.</text:p>
        </text:list-item>
        <text:list-item>
          <text:p text:style-name="P29">Click on “Draft a new release”.</text:p>
        </text:list-item>
        <text:list-item>
          <text:p text:style-name="P29">Pick the tag “Latest”.</text:p>
        </text:list-item>
        <text:list-item>
          <text:p text:style-name="P29">Click on “Generate release notes”</text:p>
        </text:list-item>
        <text:list-item>
          <text:p text:style-name="P29">Check “This is a pre-release”</text:p>
        </text:list-item>
        <text:list-item>
          <text:p text:style-name="P29">Click on “Publish release”</text:p>
        </text:list-item>
      </text:list>
      <text:h text:style-name="Heading_20_3" text:outline-level="3"><text:bookmark-start text:name="building-locally"/>Building locally<text:bookmark-end text:name="building-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4" text:outline-level="4"><text:bookmark-start text:name="installing-dependencies"/>Installing dependencies<text:bookmark-end text:name="installing-dependencies"/></text:h>
      <text:p text:style-name="First_20_paragraph">To find the current list of dependencies needed to build this resource, refer to the <text:a xlink:type="simple" xlink:href="https://github.com/csci-1301/csci-1301.github.io/blob/main/.github/workflows/build.yaml#L33-L4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8">
        <text:list-item>
          <text:p text:style-name="P30"><text:a xlink:type="simple" xlink:href="https://pandoc.org/installing.html" office:name=""><text:span text:style-name="Definition">pandoc</text:span></text:a></text:p>
        </text:list-item>
        <text:list-item>
          <text:p text:style-name="P30"><text:a xlink:type="simple" xlink:href="https://www.tug.org/texlive/" office:name=""><text:span text:style-name="Definition">texlive</text:span></text:a></text:p>
        </text:list-item>
        <text:list-item>
          <text:p text:style-name="P30">make</text:p>
        </text:list-item>
        <text:list-item>
          <text:p text:style-name="P30">python 3.+</text:p>
        </text:list-item>
        <text:list-item>
          <text:p text:style-name="P30">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s://tug.org/xetex/" office:name=""><text:span text:style-name="Definition">texlive-xetex</text:span></text:a>, texlive-latex-extra, lmodern, <text:a xlink:type="simple" xlink:href="https://askubuntu.com/a/31446" office:name=""><text:span text:style-name="Definition">librsvg2-bin</text:span></text:a></text:p>
        </text:list-item>
        <text:list-item>
          <text:p text:style-name="P30">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p text:style-name="Text_20_body">You can make sure you are currently using the latest version of panflute by running</text:p>
      <text:p text:style-name="P31">pip install -U panflute</text:p>
      <text:p text:style-name="First_20_paragraph">This is needed if running a recent version of pandoc (as of pandoc 3.1.6.1 at least).</text:p>
      <text:h text:style-name="Heading_20_4" text:outline-level="4"><text:bookmark-start text:name="running-the-build"/>Running the build<text:bookmark-end text:name="running-the-build"/></text:h>
      <text:p text:style-name="First_20_paragraph">After installing all dependencies, from the repository root, run:</text:p>
      <text:p text:style-name="Preformatted_20_Text">
<text:span text:style-name="FunctionTok">make</text:span>
</text:p>
      <text:p text:style-name="First_20_paragraph">To see a list of other alternative build options run</text:p>
      <text:p text:style-name="Preformatted_20_Text">
<text:span text:style-name="FunctionTok">make</text:span><text:span text:style-name="NormalTok"><text:s text:c="1"/>help</text:span>
</text:p>
      <text:h text:style-name="Heading_20_3" text:outline-level="3"><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4" text:outline-level="4"><text:bookmark-start text:name="migrating-feedback-repository"/>Migrating feedback repository<text:bookmark-end text:name="migrating-feedback-repository"/></text:h>
      <text:p text:style-name="First_20_paragraph">The steps for migrating feedback target repository are as follows:</text:p>
      <text:list text:style-name="L29">
        <text:list-item>
          <text:p text:style-name="P32">Create a new <text:span text:style-name="T1">public</text:span> repository under <text:span text:style-name="Source_Text">csci-1301</text:span> github organization. Follow the established naming convention, and leave all the options except for visibility (which needs to be set to public) by default.</text:p>
        </text:list-item>
        <text:list-item>
          <text:p text:style-name="P32">Go to repository Issues (make sure issues is enabled in repository settings)</text:p>
        </text:list-item>
        <text:list-item>
          <text:p text:style-name="P32">Create a new label whose <text:span text:style-name="T2">label name</text:span> is <text:span text:style-name="Source_Text">comment</text:span> (to match <text:a xlink:type="simple" xlink:href="https://github.com/csci-1301/csci-1301.github.io/blob/main/templates/web/template.html#L87-L94" office:name=""><text:span text:style-name="Definition">widget configuration</text:span></text:a>)</text:p>
        </text:list-item>
        <text:list-item>
          <text:p text:style-name="P32">Go to <text:a xlink:type="simple" xlink:href="https://github.com/organizations/csci-1301/settings/installations" office:name=""><text:span text:style-name="Definition"><text:span text:style-name="Source_Text">Organization Settings &gt; Installed GitHub Apps</text:span></text:span></text:a></text:p>
        </text:list-item>
        <text:list-item>
          <text:p text:style-name="P32">Choose “utterances” &gt; “configure”</text:p>
        </text:list-item>
        <text:list-item>
          <text:p text:style-name="P32">Under “Repository access” &gt; “Only select repositories”</text:p>
          <text:list text:style-name="L30">
            <text:list-item>
              <text:p text:style-name="P33">select the repository created in step 1.</text:p>
            </text:list-item>
            <text:list-item>
              <text:p text:style-name="P33">remove the previous semester feedback repository</text:p>
            </text:list-item>
          </text:list>
        </text:list-item>
        <text:list-item>
          <text:p text:style-name="P32">Save</text:p>
        </text:list-item>
        <text:list-item>
          <text:p text:style-name="P32">In <text:span text:style-name="Source_Text">csci-1301.github.io</text:span> repository open <text:span text:style-name="Source_Text">/templates/web/template.html</text:span></text:p>
        </text:list-item>
        <text:list-item>
          <text:p text:style-name="P32">Update utteranc.es widget code to point to the new feedback repository created in step 1.</text:p>
          <text:p text:style-name="Preformatted_20_Text">
<text:span text:style-name="OperatorTok">&lt;</text:span><text:span text:style-name="NormalTok">script data</text:span><text:span text:style-name="OperatorTok">-</text:span><text:span text:style-name="NormalTok">external</text:span><text:span text:style-name="OperatorTok">=</text:span><text:span text:style-name="StringTok">"1"</text:span>
</text:p>
          <text:p text:style-name="Preformatted_20_Text">
<text:span text:style-name="NormalTok"><text:s text:c="8"/>src</text:span><text:span text:style-name="OperatorTok">=</text:span><text:span text:style-name="StringTok">"https://utteranc.es/client.js"</text:span>
</text:p>
          <text:p text:style-name="Preformatted_20_Text">
<text:span text:style-name="NormalTok"><text:s text:c="8"/>repo</text:span><text:span text:style-name="OperatorTok">=</text:span><text:span text:style-name="StringTok">"csci-1301/{REPOSITORY_NAME}"</text:span>
</text:p>
          <text:p text:style-name="Preformatted_20_Text">
<text:span text:style-name="NormalTok"><text:s text:c="8"/>label</text:span><text:span text:style-name="OperatorTok">=</text:span><text:span text:style-name="StringTok">"comment"</text:span><text:span text:style-name="NormalTok"><text:s text:c="1"/>…</text:span><text:span text:style-name="OperatorTok">&gt;</text:span>
</text:p>
          <text:p text:style-name="Preformatted_20_Text">
<text:span text:style-name="OperatorTok">&lt;/</text:span><text:span text:style-name="NormalTok">script</text:span><text:span text:style-name="OperatorTok">&gt;</text:span>
</text:p>
        </text:list-item>
        <text:list-item>
          <text:p text:style-name="P32">Commit change to template.html</text:p>
        </text:list-item>
        <text:list-item>
          <text:p text:style-name="P32">Make sure the feedback works after migration. If it does not, retrace your steps.</text:p>
        </text:list-item>
        <text:list-item>
          <text:p text:style-name="P32">Archive the earlier feedback repository in its settings.</text:p>
        </text:list-item>
      </text:list>
      <text:h text:style-name="Heading_20_3" text:outline-level="3"><text:bookmark-start text:name="maintaining-instructors-guca-rights"/>Maintaining Instructors / G/UCA rights<text:bookmark-end text:name="maintaining-instructors-guca-rights"/></text:h>
      <text:p text:style-name="First_20_paragraph">Every semester,</text:p>
      <text:list text:style-name="L31">
        <text:list-item>
          <text:p text:style-name="P34"><text:a xlink:type="simple" xlink:href="https://github.com/orgs/csci-1301/teams/ucas" office:name=""><text:span text:style-name="Definition">The members of the “UCAs” team</text:span></text:a> should be updated,</text:p>
        </text:list-item>
        <text:list-item>
          <text:p text:style-name="P34">A “uca-resources--YYYY” repository should be created, by <text:a xlink:type="simple" xlink:href="https://github.com/csci-1301/uca-resources-template" office:name=""><text:span text:style-name="Definition">forking the template</text:span></text:a> (private repository),</text:p>
        </text:list-item>
        <text:list-item>
          <text:p text:style-name="P34">The new repository should be added to the <text:a xlink:type="simple" xlink:href="https://github.com/orgs/csci-1301/teams/ucas/repositories" office:name=""><text:span text:style-name="Definition">list of repositories of the team</text:span></text:a> (as maintainer),</text:p>
        </text:list-item>
        <text:list-item>
          <text:p text:style-name="P34">The old repository should be deleted from that same list, and then archived.</text:p>
        </text:list-item>
        <text:list-item>
          <text:p text:style-name="P34">GRAs should be added / removed from the <text:a xlink:type="simple" xlink:href="https://github.com/orgs/csci-1301/teams/instructors" office:name=""><text:span text:style-name="Definition">instructors list</text:span></text:a>, and previous instructors should be removed from that same list,</text:p>
        </text:list-item>
        <text:list-item>
          <text:p text:style-name="P34">GRAs should be <text:a xlink:type="simple" xlink:href="https://github.com/orgs/csci-1301/teams/ucas/members" office:name=""><text:span text:style-name="Definition">added to the “UCAs” teams</text:span></text:a> and given “maintainer” rights (<text:span text:style-name="T2">inside that team</text:span>, and not for the whole organiz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